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c12b1" officeooo:paragraph-rsid="000c12b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style:font-name="Liberation Mono" fo:font-size="28pt" fo:font-weight="bold" officeooo:rsid="000c12b1" officeooo:paragraph-rsid="000c12b1" style:font-size-asian="24.5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 manag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57:13.431265104</meta:creation-date>
    <meta:generator>LibreOffice/5.1.6.2$Linux_X86_64 LibreOffice_project/10m0$Build-2</meta:generator>
    <dc:date>2018-11-27T12:00:07.547841733</dc:date>
    <meta:editing-duration>PT2M5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